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B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B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B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B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B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B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B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B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B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B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B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B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B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B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4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B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E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F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E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F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E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F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F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E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F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E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F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F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9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F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5F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6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21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7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string" calcext:value-type="string">
            <text:p>Async Serial</text:p>
          </table:table-cell>
          <table:table-cell office:value-type="string" calcext:value-type="string">
            <text:p>0x0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02:13:08.495379465</meta:creation-date>
    <dc:date>2023-06-27T02:13:47.448290201</dc:date>
    <meta:editing-duration>PT39S</meta:editing-duration>
    <meta:editing-cycles>1</meta:editing-cycles>
    <meta:document-statistic meta:table-count="1" meta:cell-count="2458" meta:object-count="0"/>
    <meta:generator>LibreOffice/7.3.7.2$Linux_X86_64 LibreOffice_project/30$Build-2</meta:generator>
  </office:meta>
</office:document-meta>
</file>